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09cm" fo:min-width="0.559cm"/>
    </style:style>
    <style:style style:name="gr3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13.469cm" fo:min-width="0cm"/>
    </style:style>
    <style:style style:name="gr4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9.977cm" fo:min-width="0cm"/>
    </style:style>
    <style:style style:name="gr5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5.363cm" fo:min-width="0cm"/>
    </style:style>
    <style:style style:name="gr6" style:family="graphic" style:parent-style-name="objectwithoutfill">
      <style:graphic-properties draw:stroke="solid"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solid" svg:stroke-color="#000000" draw:marker-start="Arrow" draw:marker-start-width="0.3cm" draw:textarea-vertical-align="middle"/>
    </style:style>
    <style:style style:name="gr8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4.241cm" fo:min-width="0cm"/>
    </style:style>
    <style:style style:name="gr9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7.108cm" fo:min-width="0cm"/>
    </style:style>
    <style:style style:name="gr1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5.613cm" fo:min-width="11.349cm"/>
    </style:style>
    <style:style style:name="gr1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73cm" fo:min-width="1.122cm"/>
    </style:style>
    <style:style style:name="gr1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72cm" fo:min-width="1.12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7.607cm" fo:min-width="16.213cm"/>
    </style:style>
    <style:style style:name="gr14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000000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95cm" svg:height="0.878cm" draw:transform="rotate (0.00820304748437335) translate (5.801cm 3.777cm)"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308cm" svg:height="0.878cm" draw:transform="rotate (0.00820304748437335) translate (17.307cm 4.026cm)">
          <text:p text:style-name="P1"><text:span text:style-name="T1">Transaction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698cm" svg:height="0.878cm" draw:transform="skewX (-0.00226892802759263) rotate (0.00820304748437335) translate (9.33cm 3.796cm)">
          <text:p text:style-name="P1"><text:span text:style-name="T1">Organ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7cm" svg:height="1.497cm" svg:x="1.381cm" svg:y="5.394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4" draw:layer="layout" svg:width="0.125cm" svg:height="13.719cm" svg:x="7.118cm" svg:y="5.18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25cm" svg:height="10.227cm" svg:x="11.483cm" svg:y="6.14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24cm" svg:height="5.613cm" svg:x="20.134cm" svg:y="8.38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.878cm" svg:y1="6.185cm" svg:x2="7.119cm" svg:y2="6.185cm">
          <text:p text:style-name="P1"><text:span text:style-name="T2">Command #4</text:span></text:p>
          <text:p text:style-name="P1"><text:span text:style-name="T3"/></text:p>
        </draw:line>
        <draw:line draw:style-name="gr6" draw:text-style-name="P5" draw:layer="layout" svg:x1="7.243cm" svg:y1="6.934cm" svg:x2="11.484cm" svg:y2="6.934cm">
          <text:p text:style-name="P1"><text:span text:style-name="T2">printTransactions()</text:span></text:p>
          <text:p text:style-name="P1"><text:span text:style-name="T3"/></text:p>
        </draw:line>
        <draw:line draw:style-name="gr6" draw:text-style-name="P5" draw:layer="layout" svg:x1="11.608cm" svg:y1="8.014cm" svg:x2="15.849cm" svg:y2="8.014cm">
          <text:p text:style-name="P1"><text:span text:style-name="T2">getDonor()</text:span></text:p>
          <text:p text:style-name="P1"><text:span text:style-name="T3"/></text:p>
        </draw:line>
        <draw:line draw:style-name="gr7" draw:text-style-name="P6" draw:layer="layout" svg:x1="15.973cm" svg:y1="13.876cm" svg:x2="20.214cm" svg:y2="13.876cm">
          <text:p text:style-name="P1"><text:span text:style-name="T4">String</text:span></text:p>
          <text:p text:style-name="P1"><text:span text:style-name="T5"/></text:p>
        </draw:line>
        <draw:custom-shape draw:style-name="gr8" draw:text-style-name="P4" draw:layer="layout" svg:width="0.125cm" svg:height="4.491cm" svg:x="24.498cm" svg:y="9.26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0.214cm" svg:y1="9.511cm" svg:x2="24.455cm" svg:y2="9.511cm">
          <text:p text:style-name="P1"><text:span text:style-name="T2">getCreditCard()</text:span></text:p>
          <text:p text:style-name="P1"><text:span text:style-name="T3"/></text:p>
        </draw:line>
        <draw:custom-shape draw:style-name="gr1" draw:text-style-name="P2" draw:layer="layout" svg:width="3.427cm" svg:height="0.878cm" draw:transform="rotate (0.00820304748437335) translate (22.174cm 3.794cm)">
          <text:p text:style-name="P1"><text:span text:style-name="T1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0.214cm" svg:y1="11.132cm" svg:x2="24.455cm" svg:y2="11.132cm">
          <text:p text:style-name="P1"><text:span text:style-name="T2">getAount()</text:span></text:p>
          <text:p text:style-name="P1"><text:span text:style-name="T3"/></text:p>
        </draw:line>
        <draw:line draw:style-name="gr6" draw:text-style-name="P5" draw:layer="layout" svg:x1="20.214cm" svg:y1="12.629cm" svg:x2="24.455cm" svg:y2="12.629cm">
          <text:p text:style-name="P1"><text:span text:style-name="T2">getDate()</text:span></text:p>
          <text:p text:style-name="P1"><text:span text:style-name="T4"/></text:p>
        </draw:line>
        <draw:line draw:style-name="gr7" draw:text-style-name="P6" draw:layer="layout" svg:x1="20.214cm" svg:y1="10.259cm" svg:x2="24.455cm" svg:y2="10.259cm">
          <text:p text:style-name="P1"><text:span text:style-name="T4">int</text:span></text:p>
          <text:p text:style-name="P1"><text:span text:style-name="T5"/></text:p>
        </draw:line>
        <draw:line draw:style-name="gr7" draw:text-style-name="P6" draw:layer="layout" svg:x1="20.214cm" svg:y1="12.005cm" svg:x2="24.455cm" svg:y2="12.005cm">
          <text:p text:style-name="P1"><text:span text:style-name="T4">double</text:span></text:p>
          <text:p text:style-name="P1"><text:span text:style-name="T5"/></text:p>
        </draw:line>
        <draw:line draw:style-name="gr7" draw:text-style-name="P6" draw:layer="layout" svg:x1="20.214cm" svg:y1="13.377cm" svg:x2="24.455cm" svg:y2="13.377cm">
          <text:p text:style-name="P1"><text:span text:style-name="T4">date</text:span></text:p>
          <text:p text:style-name="P1"><text:span text:style-name="T5"/></text:p>
        </draw:line>
        <draw:custom-shape draw:style-name="gr9" draw:text-style-name="P4" draw:layer="layout" svg:width="0.125cm" svg:height="7.358cm" svg:x="15.849cm" svg:y="7.6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5cm" svg:height="1.589cm" draw:transform="rotate (0.00820304748437335) translate (13.952cm 3.783cm)">
          <text:p text:style-name="P1"><text:span text:style-name="T1">DonorList</text:span></text:p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5.973cm" svg:y1="8.762cm" svg:x2="20.214cm" svg:y2="8.762cm">
          <text:p text:style-name="P1"><text:span text:style-name="T2">getTransaction()</text:span></text:p>
          <text:p text:style-name="P1"><text:span text:style-name="T3"/></text:p>
        </draw:line>
        <draw:line draw:style-name="gr7" draw:text-style-name="P6" draw:layer="layout" svg:x1="11.608cm" svg:y1="14.624cm" svg:x2="15.849cm" svg:y2="14.624cm">
          <text:p text:style-name="P1"><text:span text:style-name="T4">String</text:span></text:p>
          <text:p text:style-name="P1"><text:span text:style-name="T5"/></text:p>
        </draw:line>
        <draw:line draw:style-name="gr7" draw:text-style-name="P6" draw:layer="layout" svg:x1="7.243cm" svg:y1="15.996cm" svg:x2="11.484cm" svg:y2="15.996cm">
          <text:p text:style-name="P1"><text:span text:style-name="T4">Print to console</text:span></text:p>
          <text:p text:style-name="P1"><text:span text:style-name="T5"/></text:p>
        </draw:line>
        <draw:line draw:style-name="gr7" draw:text-style-name="P6" draw:layer="layout" svg:x1="2.878cm" svg:y1="17.368cm" svg:x2="7.119cm" svg:y2="17.368cm">
          <text:p text:style-name="P1"><text:span text:style-name="T4">Print to console</text:span></text:p>
          <text:p text:style-name="P1"><text:span text:style-name="T5"/></text:p>
        </draw:line>
        <draw:custom-shape draw:style-name="gr10" draw:text-style-name="P7" draw:layer="layout" svg:width="11.849cm" svg:height="5.863cm" svg:x="13.978cm" svg:y="8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622cm" svg:height="1.123cm" svg:x="13.978cm" svg:y="8.263cm">
          <text:p text:style-name="P1">Lo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1.622cm" svg:height="1.122cm" svg:x="9.363cm" svg:y="7.266cm">
          <text:p text:style-name="P1">Lo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6.713cm" svg:height="7.857cm" svg:x="9.363cm" svg:y="7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24.579cm" svg:y1="4.647cm" svg:x2="24.579cm" svg:y2="9.262cm">
          <text:p/>
        </draw:line>
        <draw:line draw:style-name="gr14" draw:text-style-name="P8" draw:layer="layout" svg:x1="20.214cm" svg:y1="4.896cm" svg:x2="20.214cm" svg:y2="8.388cm">
          <text:p/>
        </draw:line>
        <draw:line draw:style-name="gr14" draw:text-style-name="P8" draw:layer="layout" svg:x1="15.973cm" svg:y1="5.395cm" svg:x2="15.973cm" svg:y2="7.64cm">
          <text:p/>
        </draw:line>
        <draw:line draw:style-name="gr14" draw:text-style-name="P8" draw:layer="layout" svg:x1="11.608cm" svg:y1="4.647cm" svg:x2="11.608cm" svg:y2="6.144cm">
          <text:p/>
        </draw:line>
        <draw:line draw:style-name="gr14" draw:text-style-name="P8" draw:layer="layout" svg:x1="7.243cm" svg:y1="4.647cm" svg:x2="7.243cm" svg:y2="5.1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Ultrafine_20_Dashed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2:58:16.199000000</meta:creation-date>
    <dc:date>2019-03-21T18:38:03.246000000</dc:date>
    <meta:editing-duration>PT12M38S</meta:editing-duration>
    <meta:editing-cycles>2</meta:editing-cycles>
    <meta:generator>LibreOffice/6.2.1.2$Windows_X86_64 LibreOffice_project/7bcb35dc3024a62dea0caee87020152d1ee96e71</meta:generator>
    <meta:document-statistic meta:object-count="34"/>
  </office:meta>
</office:document-meta>
</file>